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3ca" officeooo:paragraph-rsid="00056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</text:p>
      <text:p text:style-name="P1">UDP/TCP/IP</text:p>
      <text:p text:style-name="P1"/>
      <text:p text:style-name="P1"/>
      <text:p text:style-name="P1">like opening a file</text:p>
      <text:p text:style-name="P1">fd = open(“...”);</text:p>
      <text:p text:style-name="P1">we open a socket</text:p>
      <text:p text:style-name="P1">sock = socket(....);</text:p>
      <text:p text:style-name="P1"/>
      <text:p text:style-name="P1"/>
      <text:p text:style-name="P1">UDP</text:p>
      <text:p text:style-name="P1">socket</text:p>
      <text:p text:style-name="P1">bind</text:p>
      <text:p text:style-name="P1"/>
      <text:p text:style-name="P1">read / write [ sent to / recv from] [send / recv]</text:p>
      <text:p text:style-name="P1"/>
      <text:p text:style-name="P1"/>
      <text:p text:style-name="P1">TCP</text:p>
      <text:p text:style-name="P1">socket</text:p>
      <text:p text:style-name="P1">bind</text:p>
      <text:p text:style-name="P1">connect</text:p>
      <text:p text:style-name="P1">listen</text:p>
      <text:p text:style-name="P1">accept</text:p>
      <text:p text:style-name="P1">setsocketopt</text:p>
      <text:p text:style-name="P1">cl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28:22.191075048</meta:creation-date>
    <dc:date>2016-05-17T15:31:35.640124129</dc:date>
    <meta:editing-duration>P0D</meta:editing-duration>
    <meta:editing-cycles>1</meta:editing-cycles>
    <meta:document-statistic meta:table-count="0" meta:image-count="0" meta:object-count="0" meta:page-count="1" meta:paragraph-count="18" meta:word-count="39" meta:character-count="200" meta:non-whitespace-character-count="179"/>
    <meta:generator>LibreOffice/4.2.8.2$Linux_X86_64 LibreOffice_project/420m0$Build-2</meta:generator>
  </office:meta>
</office:document-meta>
</file>